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64cm"/>
    </style:style>
    <style:style style:name="co3" style:family="table-column">
      <style:table-column-properties fo:break-before="auto" style:column-width="0.781cm"/>
    </style:style>
    <style:style style:name="co4" style:family="table-column">
      <style:table-column-properties fo:break-before="auto" style:column-width="1.658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2.646cm"/>
    </style:style>
    <style:style style:name="ro1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 style:data-style-name="N108">
      <style:text-properties fo:color="#000000" style:text-outline="false" style:text-line-through-style="none" style:font-name="Menlo-Regular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8">
      <style:text-properties fo:font-size="9pt" style:font-size-asian="9pt" style:font-size-complex="9pt"/>
    </style:style>
  </office:automatic-styles>
  <office:body>
    <office:spreadsheet>
      <table:table table:name="Tabelle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3"/>
        <table:table-row table:style-name="ro1">
          <table:table-cell office:value-type="string">
            <text:p>Ar</text:p>
          </table:table-cell>
          <table:table-cell office:value-type="string">
            <text:p>Xe</text:p>
          </table:table-cell>
          <table:table-cell office:value-type="string">
            <text:p>%Xe</text:p>
          </table:table-cell>
          <table:table-cell table:style-name="ce1" office:value-type="string">
            <text:p>ICD</text:p>
          </table:table-cell>
          <table:table-cell table:style-name="ce1" office:value-type="string">
            <text:p>ETMD</text:p>
          </table:table-cell>
          <table:table-cell table:style-name="ce1" office:value-type="string">
            <text:p>Summe</text:p>
          </table:table-cell>
          <table:table-cell table:style-name="ce1" office:value-type="string">
            <text:p>% ICD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formula="of:=[.B2]/([.A2]+[.B2])" office:value-type="float" office:value="0.0526315789473684">
            <text:p>0.0526315789</text:p>
          </table:table-cell>
          <table:table-cell office:value-type="float" office:value="0.0000116953752">
            <text:p>1.16954E-05</text:p>
          </table:table-cell>
          <table:table-cell office:value-type="float" office:value="0.0000151077129">
            <text:p>1.51077E-05</text:p>
          </table:table-cell>
          <table:table-cell table:formula="of:= SUM([.D2:.E2])" office:value-type="float" office:value="0.0000268030881">
            <text:p>2.68031E-05</text:p>
          </table:table-cell>
          <table:table-cell table:formula="of:=[.D2]/[.F2]" office:value-type="float" office:value="0.436344318101167">
            <text:p>4.36344E-0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B3]/([.A3]+[.B3])" office:value-type="float" office:value="0.105263157894737">
            <text:p>0.1052631579</text:p>
          </table:table-cell>
          <table:table-cell office:value-type="float" office:value="0.00002481708">
            <text:p>2.48171E-05</text:p>
          </table:table-cell>
          <table:table-cell office:value-type="float" office:value="0.0000587353607">
            <text:p>5.87354E-05</text:p>
          </table:table-cell>
          <table:table-cell table:formula="of:= SUM([.D3:.E3])" office:value-type="float" office:value="0.0000835524407">
            <text:p>8.35524E-05</text:p>
          </table:table-cell>
          <table:table-cell table:formula="of:=[.D3]/[.F3]" office:value-type="float" office:value="0.297023998246888">
            <text:p>2.97024E-0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formula="of:=[.B4]/([.A4]+[.B4])" office:value-type="float" office:value="0.131578947368421">
            <text:p>0.1315789474</text:p>
          </table:table-cell>
          <table:table-cell office:value-type="float" office:value="0.0000334773431">
            <text:p>3.34773E-05</text:p>
          </table:table-cell>
          <table:table-cell office:value-type="float" office:value="0.0000843688031">
            <text:p>8.43688E-05</text:p>
          </table:table-cell>
          <table:table-cell table:formula="of:= SUM([.D4:.E4])" office:value-type="float" office:value="0.0001178461462">
            <text:p>1.17846E-04</text:p>
          </table:table-cell>
          <table:table-cell table:formula="of:=[.D4]/[.F4]" office:value-type="float" office:value="0.284076689645707">
            <text:p>2.84077E-0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[.B5]/([.A5]+[.B5])" office:value-type="float" office:value="0.342105263157895">
            <text:p>0.3421052632</text:p>
          </table:table-cell>
          <table:table-cell office:value-type="float" office:value="0.0000827512486">
            <text:p>8.27512E-05</text:p>
          </table:table-cell>
          <table:table-cell office:value-type="float" office:value="0.000541409303">
            <text:p>5.41409E-04</text:p>
          </table:table-cell>
          <table:table-cell table:formula="of:= SUM([.D5:.E5])" office:value-type="float" office:value="0.0006241605516">
            <text:p>6.24161E-04</text:p>
          </table:table-cell>
          <table:table-cell table:formula="of:=[.D5]/[.F5]" office:value-type="float" office:value="0.132580068362013">
            <text:p>1.32580E-0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formula="of:=[.B6]/([.A6]+[.B6])" office:value-type="float" office:value="0.631578947368421">
            <text:p>0.6315789474</text:p>
          </table:table-cell>
          <table:table-cell office:value-type="float" office:value="0.000148780193">
            <text:p>1.48780E-04</text:p>
          </table:table-cell>
          <table:table-cell office:value-type="float" office:value="0.00167177198">
            <text:p>1.67177E-03</text:p>
          </table:table-cell>
          <table:table-cell table:formula="of:= SUM([.D6:.E6])" office:value-type="float" office:value="0.001820552173">
            <text:p>1.82055E-03</text:p>
          </table:table-cell>
          <table:table-cell table:formula="of:=[.D6]/[.F6]" office:value-type="float" office:value="0.0817225648385744">
            <text:p>8.17226E-0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[.B7]/([.A7]+[.B7])" office:value-type="float" office:value="0.657894736842105">
            <text:p>0.6578947368</text:p>
          </table:table-cell>
          <table:table-cell office:value-type="float" office:value="0.000143230471">
            <text:p>1.43230E-04</text:p>
          </table:table-cell>
          <table:table-cell office:value-type="float" office:value="0.000499481044">
            <text:p>4.99481E-04</text:p>
          </table:table-cell>
          <table:table-cell table:formula="of:= SUM([.D7:.E7])" office:value-type="float" office:value="0.000642711515">
            <text:p>6.42712E-04</text:p>
          </table:table-cell>
          <table:table-cell table:formula="of:=[.D7]/[.F7]" office:value-type="float" office:value="0.222853438373513">
            <text:p>2.22853E-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table:formula="of:=[.B8]/([.A8]+[.B8])" office:value-type="float" office:value="0.921052631578947">
            <text:p>0.9210526316</text:p>
          </table:table-cell>
          <table:table-cell office:value-type="float" office:value="0.000201741204">
            <text:p>2.01741E-04</text:p>
          </table:table-cell>
          <table:table-cell office:value-type="float" office:value="0.000705056824">
            <text:p>7.05057E-04</text:p>
          </table:table-cell>
          <table:table-cell table:formula="of:= SUM([.D8:.E8])" office:value-type="float" office:value="0.000906798028">
            <text:p>9.06798E-04</text:p>
          </table:table-cell>
          <table:table-cell table:formula="of:=[.D8]/[.F8]" office:value-type="float" office:value="0.222476447643973">
            <text:p>2.22476E-01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scientific-number number:decimal-places="5" number:min-integer-digits="1" number:min-exponent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18.01.2016</text:date>, <text:time>19:55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ke Fasshauer</meta:initial-creator>
    <meta:creation-date>2016-01-18T19:37:35</meta:creation-date>
    <dc:date>2016-01-18T19:55:57</dc:date>
    <dc:creator>Elke Fasshauer</dc:creator>
    <meta:editing-duration>PT8M26S</meta:editing-duration>
    <meta:editing-cycles>2</meta:editing-cycles>
    <meta:generator>OpenOffice/4.1.1$Unix OpenOffice.org_project/411m6$Build-9775</meta:generator>
    <meta:document-statistic meta:table-count="3" meta:cell-count="56" meta:object-count="0"/>
  </office:meta>
</office:document-meta>
</file>